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203f8b" officeooo:paragraph-rsid="00203f8b"/>
    </style:style>
    <style:style style:name="P2" style:family="paragraph" style:parent-style-name="Standard">
      <style:text-properties officeooo:rsid="00211360" officeooo:paragraph-rsid="00211360"/>
    </style:style>
    <style:style style:name="P3" style:family="paragraph" style:parent-style-name="Standard">
      <style:text-properties officeooo:rsid="00211360" officeooo:paragraph-rsid="002245cf"/>
    </style:style>
    <style:style style:name="P4" style:family="paragraph" style:parent-style-name="Standard">
      <style:text-properties officeooo:rsid="002245cf" officeooo:paragraph-rsid="002245cf"/>
    </style:style>
    <style:style style:name="P5" style:family="paragraph" style:parent-style-name="Standard">
      <style:text-properties officeooo:rsid="002245cf" officeooo:paragraph-rsid="00264011"/>
    </style:style>
    <style:style style:name="P6" style:family="paragraph" style:parent-style-name="Standard">
      <style:text-properties officeooo:rsid="00252c22" officeooo:paragraph-rsid="00252c22"/>
    </style:style>
    <style:style style:name="P7" style:family="paragraph" style:parent-style-name="Standard">
      <style:text-properties officeooo:rsid="0025b99f" officeooo:paragraph-rsid="0025b99f"/>
    </style:style>
    <style:style style:name="P8" style:family="paragraph" style:parent-style-name="Standard">
      <style:text-properties fo:font-size="9pt" officeooo:rsid="0025b99f" officeooo:paragraph-rsid="0025b99f" style:font-size-asian="9pt" style:font-size-complex="9pt"/>
    </style:style>
    <style:style style:name="T1" style:family="text">
      <style:text-properties officeooo:rsid="00211360"/>
    </style:style>
    <style:style style:name="T2" style:family="text">
      <style:text-properties officeooo:rsid="002245cf"/>
    </style:style>
    <style:style style:name="T3" style:family="text">
      <style:text-properties officeooo:rsid="002399d2"/>
    </style:style>
    <style:style style:name="T4" style:family="text">
      <style:text-properties officeooo:rsid="00252c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4">Package Dependencies</text:span></text:p>
      <text:p text:style-name="P7">Packages can’t always run by themselves, they often need dependencies to help them run. </text:p>
      <text:p text:style-name="P7"/>
      <text:p text:style-name="P7">Sometimes when you install programs, they rely on other programs to work. These other programs are called dependencies. For example, if a developer wanted to create an instant messenger application and wants to encrypt their messages between users, instead of having to create the encryption themselves they can use a package someone else has written that will do them encryption for them. So, you download their messeaging application but you also need to download the package to encrypt the message, the instant messenger is dependent on the encryption program.</text:p>
      <text:p text:style-name="P7"/>
      <text:p text:style-name="P7">When you go to install software from the repository, the system installs the program, if it notices it is dependent on another program it will install both at the same same so you don’t have to install it yourself. </text:p>
      <text:p text:style-name="P7"/>
      <text:p text:style-name="P1"/>
      <text:p text:style-name="P1">-<text:tab/>Apt &amp; Yum</text:p>
      <text:p text:style-name="P1">The two most popular package management systems are Apt and Yum. As mentioned previously, Apt is part of the Debian line of operating systems, such as Debian, Ubuntu, Linux Mint, and more. </text:p>
      <text:p text:style-name="P1"/>
      <text:p text:style-name="P1"><text:span text:style-name="T1">Yum</text:span> is part of Red Hat, <text:span text:style-name="T1">such as</text:span> Red Hat Enterprise Linux, Fedora, CentOS, <text:span text:style-name="T1">and more.</text:span></text:p>
      <text:p text:style-name="P1"/>
      <text:p text:style-name="P2">To install a package it’s pretty much the same on both apt and yum.</text:p>
      <text:p text:style-name="P2"/>
      <text:p text:style-name="P2">sudo apt-get install &lt;packagename&gt;</text:p>
      <text:p text:style-name="P2">sudo yum install &lt;packagename&gt;</text:p>
      <text:p text:style-name="P2"/>
      <text:p text:style-name="P3">On older systems they only used apt-get, but apt is a newer streamlined version, for day to day use you wouldn’t notice much of a difference except apt (not apt-get) has a nice percentage gauge at the bottom of the terminal telling you how close it is to completion. On some recent versions of Fedora ‘yum’ has been replaced with ‘<text:span text:style-name="T2">dnf’, it works the same and has the same interface, just replace ‘yum’ with ‘dnf’</text:span></text:p>
      <text:p text:style-name="P2"/>
      <text:p text:style-name="P2">I can install software but I no longer want it, how do I remove it? </text:p>
      <text:p text:style-name="P2"/>
      <text:p text:style-name="P2">sudo apt remove &lt;packagename&gt;</text:p>
      <text:p text:style-name="P2">sudo yum <text:span text:style-name="T2">e</text:span>r<text:span text:style-name="T2">ase</text:span> &lt;packagename&gt;</text:p>
      <text:p text:style-name="P2"/>
      <text:p text:style-name="P2">You can install and remove software, but they don’t update on their own, but luckily there is a nice easy command to do that for you.</text:p>
      <text:p text:style-name="P2"/>
      <text:p text:style-name="P2">sudo apt update</text:p>
      <text:p text:style-name="P2">sudo yum update</text:p>
      <text:p text:style-name="P2"/>
      <text:p text:style-name="P2">This command updates your package repositories, this basically lets your system know what needs to update, what doesn’t need to update, and what software is no longer needed. <text:span text:style-name="T2">With Yum it will then ask if you want to apply any updates it finds, with apt you have to use one extra step.</text:span></text:p>
      <text:p text:style-name="P2"/>
      <text:p text:style-name="P2">sudo apt upgrade</text:p>
      <text:p text:style-name="P2"/>
      <text:p text:style-name="P2">This command will <text:span text:style-name="T2">let you know what updates needs to be downloaded and will ask you if you wish for them to be installed.</text:span></text:p>
      <text:p text:style-name="P1"/>
      <text:p text:style-name="P1"><text:soft-page-break/></text:p>
      <text:p text:style-name="P1"/>
      <text:p text:style-name="P1">-<text:tab/>DPKG &amp; RPM</text:p>
      <text:p text:style-name="P4">So you just learnt the easiest way to install software over the terminal. But not everything is in your repository so you have to download it and install it yourself, you won’t often see this if you stick to the package repositories. If you’ve used Windows you’ll most likely have come across .exe, and if you’re used to MacOS then .dmg. </text:p>
      <text:p text:style-name="P4"/>
      <text:p text:style-name="P4">.deb and .rpm is essentially the same thing, but you can still install them via the terminal. <text:span text:style-name="T3">Just like with apt and yum each one is exclusive to it’s distribution. .deb is from Debian, and .rpm from Red Hat.</text:span></text:p>
      <text:p text:style-name="P4"><text:span text:style-name="T4">There is a major problem with installing software this way,</text:span> they will not install the package dependencies, so if your package had 10 dependencies, you would have to install those packages separately and then their dependencies, and so on. <text:span text:style-name="T4">This</text:span> was one of the reasons that brought <text:span text:style-name="T4">forward</text:span> the <text:span text:style-name="T4">package </text:span>management systems <text:span text:style-name="T4">such as apt &amp; yum.</text:span></text:p>
      <text:p text:style-name="P4"/>
      <text:p text:style-name="P4"><text:span text:style-name="T4">So, to i</text:span>nstall a package <text:span text:style-name="T4">you use these commands</text:span></text:p>
      <text:p text:style-name="P4"/>
      <text:p text:style-name="P4"><text:span text:style-name="T4">sudo</text:span> dpkg -i <text:span text:style-name="T4">&lt;package.deb&gt;</text:span></text:p>
      <text:p text:style-name="P4"/>
      <text:p text:style-name="P4"><text:span text:style-name="T4">sudo </text:span>rpm -i <text:span text:style-name="T4">&lt;package.deb&gt;</text:span></text:p>
      <text:p text:style-name="P4"/>
      <text:p text:style-name="P4">The ‘-i’ <text:span text:style-name="T4">flag</text:span> <text:span text:style-name="T4">is</text:span> for install.</text:p>
      <text:p text:style-name="P4"/>
      <text:p text:style-name="P4"><text:span text:style-name="T4">To remov</text:span>e a package</text:p>
      <text:p text:style-name="P4"/>
      <text:p text:style-name="P4"/>
      <text:p text:style-name="P5"><text:span text:style-name="T4">sudo </text:span>dpkg -r <text:span text:style-name="T4">&lt;package.deb&gt;</text:span></text:p>
      <text:p text:style-name="P4"/>
      <text:p text:style-name="P5"><text:span text:style-name="T4">sudo </text:span>rpm -e <text:span text:style-name="T4">&lt;package.deb&gt;</text:span></text:p>
      <text:p text:style-name="P4"/>
      <text:p text:style-name="P6">The ‘-r’ flag on dpkg stands for remove, with RPM the ‘-e’- flag means erase. </text:p>
      <text:p text:style-name="P4"/>
      <text:p text:style-name="P4"/>
      <text:p text:style-name="P1"/>
      <text:p text:style-name="P1"/>
      <text:p text:style-name="P1">-<text:tab/>Compressed Files</text:p>
      <text:p text:style-name="P1"/>
      <text:p text:style-name="P1">-<text:tab/>From Source Co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8:43:40.110506671</meta:creation-date>
    <meta:generator>LibreOffice/6.0.2.1$MacOSX_X86_64 LibreOffice_project/f7f06a8f319e4b62f9bc5095aa112a65d2f3ac89</meta:generator>
    <dc:date>2018-04-09T00:00:42.692512993</dc:date>
    <meta:editing-duration>PT20M35S</meta:editing-duration>
    <meta:editing-cycles>2</meta:editing-cycles>
    <meta:document-statistic meta:table-count="0" meta:image-count="0" meta:object-count="0" meta:page-count="2" meta:paragraph-count="34" meta:word-count="646" meta:character-count="3630" meta:non-whitespace-character-count="3012"/>
  </office:meta>
</office:document-meta>
</file>